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03cm" style:page-number="auto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947cm"/>
    </style:style>
    <style:style style:name="Table1.D" style:family="table-column">
      <style:table-column-properties style:column-width="2.006cm"/>
    </style:style>
    <style:style style:name="Table1.E" style:family="table-column">
      <style:table-column-properties style:column-width="2.088cm"/>
    </style:style>
    <style:style style:name="Table1.F" style:family="table-column">
      <style:table-column-properties style:column-width="0.529cm"/>
    </style:style>
    <style:style style:name="Table1.G" style:family="table-column">
      <style:table-column-properties style:column-width="0.808cm"/>
    </style:style>
    <style:style style:name="Table1.H" style:family="table-column">
      <style:table-column-properties style:column-width="0.669cm"/>
    </style:style>
    <style:style style:name="Table1.I" style:family="table-column">
      <style:table-column-properties style:column-width="3.119cm"/>
    </style:style>
    <style:style style:name="Table1.J" style:family="table-column">
      <style:table-column-properties style:column-width="2.06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031cm" fo:margin-left="-0.185cm" fo:margin-right="0cm" fo:margin-top="0cm" fo:margin-bottom="0cm" table:align="margins"/>
    </style:style>
    <style:style style:name="Table2.A" style:family="table-column">
      <style:table-column-properties style:column-width="0.924cm" style:rel-column-width="5037*"/>
    </style:style>
    <style:style style:name="Table2.B" style:family="table-column">
      <style:table-column-properties style:column-width="2.443cm" style:rel-column-width="13303*"/>
    </style:style>
    <style:style style:name="Table2.C" style:family="table-column">
      <style:table-column-properties style:column-width="0.464cm" style:rel-column-width="2527*"/>
    </style:style>
    <style:style style:name="Table2.D" style:family="table-column">
      <style:table-column-properties style:column-width="8.2cm" style:rel-column-width="44668*"/>
    </style:style>
    <style:style style:name="Table2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style:font-name-complex="Tahoma"/>
    </style:style>
    <style:style style:name="P7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9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9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P-16A</text:p>
          </table:table-cell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>SURAT PERINTAH</text:p>
            <text:p text:style-name="P4">PENUNJUKAN JAKSA PENUNTUT UMUM</text:p>
            <text:p text:style-name="P4">UNTUK PENYELESAIAN PERKARA TINDAK PIDA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>NOMOR : PRINT- {No_surat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4" office:value-type="string">
            <text:p text:style-name="P1">Dasar</text:p>
          </table:table-cell>
          <table:table-cell table:style-name="Table1.A1" table:number-rows-spanned="14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7" office:value-type="string">
            <text:p text:style-name="P3">Undang-undang Republik Indonesia Nomor 8 Tahun 1981 tentang Kitab Undang-Undang Hukum Acara Pidana (KUHAP) pasal 8 (3), b, pasal 138, pasal 139, pasal 140 KUHA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7" office:value-type="string">
            <text:p text:style-name="P3">Undang-Undang Repulik Indonesia Nomor 5 tahun 1991 tentang Kejaksaan Republik Indonesai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12" office:value-type="string">
            <text:p text:style-name="P1">3.</text:p>
          </table:table-cell>
          <table:table-cell table:style-name="Table1.A1" table:number-columns-spanned="7" office:value-type="string">
            <text:p text:style-name="P3">Berkas perkara tahap II atas nama tersangk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Nama Lengkap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Tempat Lahir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tempat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Umur/Tanggal Lahir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umur} / {tgl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Jenis Kelami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jenis_kelam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Kebangsaan/ Kewarganegara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Tempat Tinggal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alamat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Agama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agam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Pekerja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pekerj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Pendidik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pendidik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Lain-lai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1">{lain-la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7" office:value-type="string">
            <text:p text:style-name="P3">Diduga melakukan tindak pidana sebagaimana diatur pada pasal {isi1}, dari Penyidik {isi2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Pertimbangan</text:p>
          </table:table-cell>
          <table:table-cell table:style-name="Table1.A1" table:number-rows-spanned="2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7" office:value-type="string">
            <text:p text:style-name="P3">Bahwa dengan diterimanya pemberitahuan dimulainya penyidikan, dipandang perlu untuk menugaskan seorang/beberapa orang Jaksa PU untuk mengikuti perkembangan penyidikan dan meneliti hasil penyidikan perkara tersebut sesuai dengan peraturan perundang-undangan dan ketentuan administrasi perkara tindak pida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7" office:value-type="string">
            <text:p text:style-name="P3">Bahwa sebagai pelaksanaannya perlu dikeluarkan Surat Perintah {isi3}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5"/>
            <text:p text:style-name="P5">MEMERINTAHKAN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Kepada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8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7"><text:span text:style-name="T1">[!-- BEGIN Jaksa --]</text:span><text:span text:style-name="T2">{no}</text:span></text:p>
                </table:table-cell>
                <table:table-cell table:style-name="Table2.A1" office:value-type="string">
                  <text:p text:style-name="P13">Nama</text:p>
                </table:table-cell>
                <table:table-cell table:style-name="Table2.A1" office:value-type="string">
                  <text:p text:style-name="P13">: </text:p>
                </table:table-cell>
                <table:table-cell table:style-name="Table2.A1" office:value-type="string">
                  <text:p text:style-name="P13">{namaJaksa}</text:p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A1" office:value-type="string">
                  <text:p text:style-name="P13">Pangkat/NIP</text:p>
                </table:table-cell>
                <table:table-cell table:style-name="Table2.A1" office:value-type="string">
                  <text:p text:style-name="P13">: </text:p>
                </table:table-cell>
                <table:table-cell table:style-name="Table2.A1" office:value-type="string">
                  <text:p text:style-name="P13">{pangkatJaksa}/{nipJaksa}</text:p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A1" office:value-type="string">
                  <text:p text:style-name="P13">Jabatan</text:p>
                </table:table-cell>
                <table:table-cell table:style-name="Table2.A1" office:value-type="string">
                  <text:p text:style-name="P13">: </text:p>
                </table:table-cell>
                <table:table-cell table:style-name="Table2.A1" office:value-type="string">
                  <text:p text:style-name="P13">{jabatanJaksa}</text:p>
                </table:table-cell>
              </table:table-row>
              <table:table-row>
                <table:table-cell table:style-name="Table2.A1" office:value-type="string">
                  <text:p text:style-name="P8">[!-- END Jaksa --]</text:p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1" office:value-type="string">
            <text:p text:style-name="P1">Untuk</text:p>
          </table:table-cell>
          <table:table-cell table:style-name="Table1.A1" table:number-rows-spanned="11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7" office:value-type="string">
            <text:p text:style-name="P3">Melaksanakan {isi4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7" office:value-type="string">
            <text:p text:style-name="P3">Melakukan pemeriksaan tambahan terhadap perkara-perkara tertentu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3.</text:p>
          </table:table-cell>
          <table:table-cell table:style-name="Table1.A1" table:number-columns-spanned="7" office:value-type="string">
            <text:p text:style-name="P3">Melaksanakan penghentian penuntut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4. </text:p>
          </table:table-cell>
          <table:table-cell table:style-name="Table1.A1" table:number-columns-spanned="7" office:value-type="string">
            <text:p text:style-name="P3">Melakukan penuntutan perkara ke pengadil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5.</text:p>
          </table:table-cell>
          <table:table-cell table:style-name="Table1.A1" table:number-columns-spanned="7" office:value-type="string">
            <text:p text:style-name="P3">Melaksanakan penetapan Hakim/ Ketua Pengadilan Negeri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6.</text:p>
          </table:table-cell>
          <table:table-cell table:style-name="Table1.A1" table:number-columns-spanned="7" office:value-type="string">
            <text:p text:style-name="P3">Melakukan perlawanan terhadap penetapan Hakim/ Ketua Pengadilan Negeri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7.</text:p>
          </table:table-cell>
          <table:table-cell table:style-name="Table1.A1" table:number-columns-spanned="7" office:value-type="string">
            <text:p text:style-name="P3">Melakukan Upaya Hukum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8.</text:p>
          </table:table-cell>
          <table:table-cell table:style-name="Table1.A1" table:number-columns-spanned="7" office:value-type="string">
            <text:p text:style-name="P3">Memberi pertimbangan atas permohonan grasi terpida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9</text:p>
          </table:table-cell>
          <table:table-cell table:style-name="Table1.A1" table:number-columns-spanned="7" office:value-type="string">
            <text:p text:style-name="P3">Memberikan jawaban/tangkisan atas permohonan peninjauan kembali putusan pengadilan yang sudah memperoleh kekuatan hukum teta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10.</text:p>
          </table:table-cell>
          <table:table-cell table:style-name="Table1.A1" table:number-columns-spanned="7" office:value-type="string">
            <text:p text:style-name="P3">Menandatangani berita acara pemeriksaan PK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11.</text:p>
          </table:table-cell>
          <table:table-cell table:style-name="Table1.A1" table:number-columns-spanned="7" office:value-type="string">
            <text:p text:style-name="P3">Melaporkan setiap pelaksanaan tindakan hukum berdasarkan perintah penugasan ini dengan berita acara kepada pejabat pengendali penanganan perkara pidana yang berdangkut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Dikeluarkan di</text:p>
          </table:table-cell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>Pada tanggal</text:p>
          </table:table-cell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"/>
            <text:p text:style-name="P2">{nama_satker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6">{nama_ttd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">{pangkat_ttd}/ NIP. {nip_ttd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Tembusan:</text:p>
            <text:p text:style-name="P9">[!-- BEGIN tembusan --]{isiTembusan}</text:p>
            <text:p text:style-name="P1">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37:00Z</meta:creation-date>
    <dc:date>2015-10-06T04:17:59</dc:date>
    <meta:editing-cycles>8</meta:editing-cycles>
    <meta:editing-duration>PT1H20M26S</meta:editing-duration>
    <meta:document-statistic meta:table-count="2" meta:image-count="0" meta:object-count="0" meta:page-count="2" meta:paragraph-count="100" meta:word-count="297" meta:character-count="2213"/>
    <meta:template xlink:type="simple" xlink:actuate="onRequest" xlink:title="" xlink:href="Normal.dotm"/>
  </office:meta>
</office:document-meta>
</file>